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09cm" fo:margin-left="0cm" table:align="left" fo:background-color="transparent">
        <style:background-image/>
      </style:table-properties>
    </style:style>
    <style:style style:name="Tabella1.A" style:family="table-column">
      <style:table-column-properties style:column-width="4.247cm"/>
    </style:style>
    <style:style style:name="Tabella1.B" style:family="table-column">
      <style:table-column-properties style:column-width="4.249cm"/>
    </style:style>
    <style:style style:name="Tabella1.D" style:family="table-column">
      <style:table-column-properties style:column-width="4.263cm"/>
    </style:style>
    <style:style style:name="Tabella1.1" style:family="table-row">
      <style:table-row-properties fo:background-color="transparent">
        <style:background-image/>
      </style:table-row-propertie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1.4" style:family="table-row">
      <style:table-row-properties style:min-row-height="1.476cm"/>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it" fo:country="IT" officeooo:rsid="00040bad" officeooo:paragraph-rsid="00040bad"/>
    </style:style>
    <style:style style:name="P2" style:family="paragraph" style:parent-style-name="Standard">
      <style:text-properties fo:language="it" fo:country="IT" officeooo:rsid="00040bad" officeooo:paragraph-rsid="00067fcf"/>
    </style:style>
    <style:style style:name="P3" style:family="paragraph" style:parent-style-name="Standard">
      <style:text-properties fo:language="it" fo:country="IT" officeooo:rsid="00067fcf" officeooo:paragraph-rsid="00067fcf"/>
    </style:style>
    <style:style style:name="P4" style:family="paragraph" style:parent-style-name="Standard">
      <style:text-properties fo:language="it" fo:country="IT" officeooo:rsid="00087010" officeooo:paragraph-rsid="00087010"/>
    </style:style>
    <style:style style:name="P5" style:family="paragraph" style:parent-style-name="Standard">
      <style:text-properties fo:language="it" fo:country="IT" officeooo:rsid="001055e6" officeooo:paragraph-rsid="001055e6"/>
    </style:style>
    <style:style style:name="P6" style:family="paragraph" style:parent-style-name="Standard">
      <style:text-properties fo:language="it" fo:country="IT" officeooo:rsid="001ff2b7" officeooo:paragraph-rsid="001ff2b7"/>
    </style:style>
    <style:style style:name="P7" style:family="paragraph" style:parent-style-name="Standard">
      <style:text-properties fo:language="it" fo:country="IT" officeooo:rsid="0023016c" officeooo:paragraph-rsid="0023016c"/>
    </style:style>
    <style:style style:name="P8" style:family="paragraph" style:parent-style-name="Standard">
      <style:text-properties fo:language="it" fo:country="IT" officeooo:rsid="002d0764" officeooo:paragraph-rsid="002d0764"/>
    </style:style>
    <style:style style:name="P9" style:family="paragraph" style:parent-style-name="Standard">
      <style:text-properties fo:language="it" fo:country="IT" officeooo:rsid="002e25dd" officeooo:paragraph-rsid="002e25dd"/>
    </style:style>
    <style:style style:name="P10" style:family="paragraph" style:parent-style-name="Standard">
      <style:text-properties fo:language="it" fo:country="IT" officeooo:rsid="002fb34c" officeooo:paragraph-rsid="002fb34c"/>
    </style:style>
    <style:style style:name="P11" style:family="paragraph" style:parent-style-name="Standard">
      <style:paragraph-properties fo:text-align="start" style:justify-single-word="false"/>
      <style:text-properties fo:language="it" fo:country="IT" fo:font-style="normal" style:text-underline-style="solid" style:text-underline-width="auto" style:text-underline-color="font-color" fo:font-weight="bold" officeooo:rsid="00040bad" officeooo:paragraph-rsid="00040bad" style:font-style-asian="normal" style:font-weight-asian="bold" style:font-style-complex="normal" style:font-weight-complex="bold"/>
    </style:style>
    <style:style style:name="P12" style:family="paragraph" style:parent-style-name="Standard">
      <style:text-properties fo:language="it" fo:country="IT" style:text-underline-style="solid" style:text-underline-width="auto" style:text-underline-color="font-color" fo:font-weight="bold" officeooo:rsid="001055e6" officeooo:paragraph-rsid="001055e6" style:font-weight-asian="bold" style:font-weight-complex="bold"/>
    </style:style>
    <style:style style:name="P13" style:family="paragraph" style:parent-style-name="Standard">
      <style:text-properties fo:language="it" fo:country="IT" style:text-underline-style="solid" style:text-underline-width="auto" style:text-underline-color="font-color" fo:font-weight="bold" officeooo:rsid="0023016c" officeooo:paragraph-rsid="0023016c" style:font-weight-asian="bold" style:font-weight-complex="bold"/>
    </style:style>
    <style:style style:name="P14" style:family="paragraph" style:parent-style-name="Standard">
      <style:text-properties fo:language="it" fo:country="IT" officeooo:rsid="003939b9" officeooo:paragraph-rsid="003939b9"/>
    </style:style>
    <style:style style:name="P15" style:family="paragraph" style:parent-style-name="Standard">
      <style:text-properties fo:language="it" fo:country="IT" officeooo:rsid="003a5038" officeooo:paragraph-rsid="003a5038"/>
    </style:style>
    <style:style style:name="P16" style:family="paragraph" style:parent-style-name="Standard">
      <style:text-properties fo:language="it" fo:country="IT" officeooo:rsid="003aaf5e" officeooo:paragraph-rsid="003aaf5e"/>
    </style:style>
    <style:style style:name="P17" style:family="paragraph" style:parent-style-name="Table_20_Contents">
      <style:text-properties fo:language="it" fo:country="IT"/>
    </style:style>
    <style:style style:name="P18" style:family="paragraph" style:parent-style-name="Table_20_Contents">
      <style:text-properties fo:language="it" fo:country="IT" fo:font-weight="bold" officeooo:rsid="001055e6" officeooo:paragraph-rsid="001055e6" style:font-weight-asian="bold" style:font-weight-complex="bold"/>
    </style:style>
    <style:style style:name="P19" style:family="paragraph" style:parent-style-name="Table_20_Contents">
      <style:text-properties fo:language="it" fo:country="IT" officeooo:rsid="00114d2e" officeooo:paragraph-rsid="00114d2e"/>
    </style:style>
    <style:style style:name="P20" style:family="paragraph" style:parent-style-name="Table_20_Contents">
      <style:text-properties fo:language="it" fo:country="IT" officeooo:rsid="00131072" officeooo:paragraph-rsid="00131072"/>
    </style:style>
    <style:style style:name="P21" style:family="paragraph" style:parent-style-name="Table_20_Contents">
      <style:text-properties fo:language="it" fo:country="IT" officeooo:rsid="002d487a" officeooo:paragraph-rsid="002d487a"/>
    </style:style>
    <style:style style:name="P22" style:family="paragraph" style:parent-style-name="Table_20_Contents">
      <style:text-properties fo:language="it" fo:country="IT" officeooo:rsid="002fb34c" officeooo:paragraph-rsid="002fb34c"/>
    </style:style>
    <style:style style:name="P23" style:family="paragraph" style:parent-style-name="Table_20_Contents">
      <style:text-properties officeooo:rsid="002e25dd"/>
    </style:style>
    <style:style style:name="P24" style:family="paragraph" style:parent-style-name="Table_20_Contents">
      <style:text-properties officeooo:rsid="002e25dd" officeooo:paragraph-rsid="002e25dd"/>
    </style:style>
    <style:style style:name="P25" style:family="paragraph" style:parent-style-name="Table_20_Contents">
      <style:text-properties fo:font-weight="bold" officeooo:rsid="002e25dd" officeooo:paragraph-rsid="002e25dd" style:font-weight-asian="bold" style:font-weight-complex="bold"/>
    </style:style>
    <style:style style:name="T1" style:family="text">
      <style:text-properties officeooo:rsid="00053e03"/>
    </style:style>
    <style:style style:name="T2" style:family="text">
      <style:text-properties officeooo:rsid="00067fcf"/>
    </style:style>
    <style:style style:name="T3" style:family="text">
      <style:text-properties officeooo:rsid="0007f8cb"/>
    </style:style>
    <style:style style:name="T4" style:family="text">
      <style:text-properties officeooo:rsid="00087010"/>
    </style:style>
    <style:style style:name="T5" style:family="text">
      <style:text-properties officeooo:rsid="000a0c03"/>
    </style:style>
    <style:style style:name="T6" style:family="text">
      <style:text-properties officeooo:rsid="000a886c"/>
    </style:style>
    <style:style style:name="T7" style:family="text">
      <style:text-properties officeooo:rsid="000dfc75"/>
    </style:style>
    <style:style style:name="T8" style:family="text">
      <style:text-properties officeooo:rsid="00194c2e"/>
    </style:style>
    <style:style style:name="T9" style:family="text">
      <style:text-properties officeooo:rsid="001e334d"/>
    </style:style>
    <style:style style:name="T10" style:family="text">
      <style:text-properties officeooo:rsid="0021b88e"/>
    </style:style>
    <style:style style:name="T11" style:family="text">
      <style:text-properties officeooo:rsid="0021dd47"/>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35abd"/>
    </style:style>
    <style:style style:name="T14" style:family="text">
      <style:text-properties style:text-underline-style="solid" style:text-underline-width="auto" style:text-underline-color="font-color" officeooo:rsid="00250fee"/>
    </style:style>
    <style:style style:name="T15" style:family="text">
      <style:text-properties style:text-underline-style="solid" style:text-underline-width="auto" style:text-underline-color="font-color" officeooo:rsid="00290e3f"/>
    </style:style>
    <style:style style:name="T16" style:family="text">
      <style:text-properties style:text-underline-style="solid" style:text-underline-width="auto" style:text-underline-color="font-color" officeooo:rsid="0027c304"/>
    </style:style>
    <style:style style:name="T17" style:family="text">
      <style:text-properties style:text-underline-style="solid" style:text-underline-width="auto" style:text-underline-color="font-color" officeooo:rsid="0026fac3"/>
    </style:style>
    <style:style style:name="T18" style:family="text">
      <style:text-properties style:text-underline-style="solid" style:text-underline-width="auto" style:text-underline-color="font-color" officeooo:rsid="003c49d8"/>
    </style:style>
    <style:style style:name="T19" style:family="text">
      <style:text-properties style:text-underline-style="none"/>
    </style:style>
    <style:style style:name="T20" style:family="text">
      <style:text-properties officeooo:rsid="00235abd"/>
    </style:style>
    <style:style style:name="T21" style:family="text">
      <style:text-properties officeooo:rsid="00250fee"/>
    </style:style>
    <style:style style:name="T22" style:family="text">
      <style:text-properties officeooo:rsid="0026fac3"/>
    </style:style>
    <style:style style:name="T23" style:family="text">
      <style:text-properties officeooo:rsid="0027c304"/>
    </style:style>
    <style:style style:name="T24" style:family="text">
      <style:text-properties officeooo:rsid="00290e3f"/>
    </style:style>
    <style:style style:name="T25" style:family="text">
      <style:text-properties officeooo:rsid="002fc4c1"/>
    </style:style>
    <style:style style:name="T26" style:family="text">
      <style:text-properties officeooo:rsid="00317fc8"/>
    </style:style>
    <style:style style:name="T27" style:family="text">
      <style:text-properties officeooo:rsid="0031cade"/>
    </style:style>
    <style:style style:name="T28" style:family="text">
      <style:text-properties officeooo:rsid="003368fa"/>
    </style:style>
    <style:style style:name="T29" style:family="text">
      <style:text-properties officeooo:rsid="0034eeb2"/>
    </style:style>
    <style:style style:name="T30" style:family="text">
      <style:text-properties officeooo:rsid="0037a208"/>
    </style:style>
    <style:style style:name="T31" style:family="text">
      <style:text-properties officeooo:rsid="003aaf5e"/>
    </style:style>
    <style:style style:name="T32" style:family="text">
      <style:text-properties officeooo:rsid="003e29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gettazione concettuale</text:p>
      <text:p text:style-name="P1"/>
      <text:p text:style-name="P2">Si vuole realizzare una base di dati per una <text:span text:style-name="T6">libreria </text:span><text:span text:style-name="T11">universitaria</text:span><text:span text:style-name="T6"> online</text:span> di cui vogliamo rappresentare i dati dei clienti, dei libri <text:span text:style-name="T2">e degli ordini</text:span>. </text:p>
      <text:p text:style-name="P2">Per i clienti identificati da un codice rappresentiamo il nome, il cognome, il sesso, l’et<text:span text:style-name="T3">à</text:span>, la data di nascita<text:span text:style-name="T1">.</text:span></text:p>
      <text:p text:style-name="P3">Relativamente ai libri identificati da un codice, <text:span text:style-name="T3">rappresentiamo il nome, </text:span><text:span text:style-name="T9">l’</text:span><text:span text:style-name="T3">autore, la quantità disponibile, </text:span><text:span text:style-name="T7">l’anno di pubblicazione,</text:span><text:span text:style-name="T3"> la casa editrice </text:span><text:span text:style-name="T4">ed il prezzo</text:span><text:span text:style-name="T3">.</text:span></text:p>
      <text:p text:style-name="P4">Per gli ordini identificati da un codice rappresentiamo <text:span text:style-name="T8">la data in cui è stato effettuato,</text:span> il codice dei libri ordinati, <text:span text:style-name="T5">la quantità di ciascun libro ordinato</text:span> ed il prezzo totale.</text:p>
      <text:p text:style-name="P8">Conseguentemente alla reificazione di attributo di identità ho scelto di rappresentare la casa editrice e l’autore come entità.</text:p>
      <text:p text:style-name="P8">Relativamente alle casa editrici identificate da un codice, rappresentiamo il nome.</text:p>
      <text:p text:style-name="P8">Per quanto riguarda gli autori identificati dal un codice, rappresentiamo il nome ed il cognome.</text:p>
      <text:p text:style-name="P4"/>
      <text:p text:style-name="P12">Glossario dei termini</text:p>
      <text:p text:style-name="P5"/>
      <table:table table:name="Tabella1" table:style-name="Tabella1">
        <table:table-column table:style-name="Tabella1.A"/>
        <table:table-column table:style-name="Tabella1.B" table:number-columns-repeated="2"/>
        <table:table-column table:style-name="Tabella1.D"/>
        <table:table-row table:style-name="Tabella1.1">
          <table:table-cell table:style-name="Tabella1.A1" office:value-type="string">
            <text:p text:style-name="P18">Termine</text:p>
          </table:table-cell>
          <table:table-cell table:style-name="Tabella1.A1" office:value-type="string">
            <text:p text:style-name="P18">Descrizione</text:p>
          </table:table-cell>
          <table:table-cell table:style-name="Tabella1.A1" office:value-type="string">
            <text:p text:style-name="P18">Sinonimi</text:p>
          </table:table-cell>
          <table:table-cell table:style-name="Tabella1.D1" office:value-type="string">
            <text:p text:style-name="P18">Collegamenti</text:p>
          </table:table-cell>
        </table:table-row>
        <table:table-row table:style-name="TableLine1589002120032">
          <table:table-cell table:style-name="Tabella1.A2" office:value-type="string">
            <text:p text:style-name="P19">Cliente</text:p>
          </table:table-cell>
          <table:table-cell table:style-name="Tabella1.A2" office:value-type="string">
            <text:p text:style-name="P19">Persona che ordina libri.</text:p>
          </table:table-cell>
          <table:table-cell table:style-name="Tabella1.A2" office:value-type="string">
            <text:p text:style-name="P22">Studente</text:p>
          </table:table-cell>
          <table:table-cell table:style-name="Tabella1.D2" office:value-type="string">
            <text:p text:style-name="P20">Ordine</text:p>
          </table:table-cell>
        </table:table-row>
        <table:table-row table:style-name="TableLine1589002120848">
          <table:table-cell table:style-name="Tabella1.A2" office:value-type="string">
            <text:p text:style-name="P19">Libro</text:p>
          </table:table-cell>
          <table:table-cell table:style-name="Tabella1.A2" office:value-type="string">
            <text:p text:style-name="P19">Oggetto acquistato dal cliente.</text:p>
          </table:table-cell>
          <table:table-cell table:style-name="Tabella1.A2" office:value-type="string">
            <text:p text:style-name="P17">-</text:p>
          </table:table-cell>
          <table:table-cell table:style-name="Tabella1.D2" office:value-type="string">
            <text:p text:style-name="P21">Ordine</text:p>
          </table:table-cell>
        </table:table-row>
        <table:table-row table:style-name="Tabella1.4">
          <table:table-cell table:style-name="Tabella1.A2" office:value-type="string">
            <text:p text:style-name="P19">Ordine</text:p>
          </table:table-cell>
          <table:table-cell table:style-name="Tabella1.A2" office:value-type="string">
            <text:p text:style-name="P20">Lista libri acquistati dal cliente.</text:p>
          </table:table-cell>
          <table:table-cell table:style-name="Tabella1.A2" office:value-type="string">
            <text:p text:style-name="P17">-</text:p>
          </table:table-cell>
          <table:table-cell table:style-name="Tabella1.D2" office:value-type="string">
            <text:p text:style-name="P20">Cliente</text:p>
            <text:p text:style-name="P20">Libro</text:p>
          </table:table-cell>
        </table:table-row>
        <table:table-row table:style-name="Tabella1.4">
          <table:table-cell table:style-name="Tabella1.A2" office:value-type="string">
            <text:p text:style-name="P21">Casa Editrice</text:p>
          </table:table-cell>
          <table:table-cell table:style-name="Tabella1.A2" office:value-type="string">
            <text:p text:style-name="P21">Azienda che pubblica libri.</text:p>
          </table:table-cell>
          <table:table-cell table:style-name="Tabella1.A2" office:value-type="string">
            <text:p text:style-name="P17">-</text:p>
          </table:table-cell>
          <table:table-cell table:style-name="Tabella1.D2" office:value-type="string">
            <text:p text:style-name="P21">Libro</text:p>
          </table:table-cell>
        </table:table-row>
        <table:table-row table:style-name="Tabella1.4">
          <table:table-cell table:style-name="Tabella1.A2" office:value-type="string">
            <text:p text:style-name="P21">Autore</text:p>
          </table:table-cell>
          <table:table-cell table:style-name="Tabella1.A2" office:value-type="string">
            <text:p text:style-name="P21">Persona che scrive libri.</text:p>
          </table:table-cell>
          <table:table-cell table:style-name="Tabella1.A2" office:value-type="string">
            <text:p text:style-name="P17">-</text:p>
          </table:table-cell>
          <table:table-cell table:style-name="Tabella1.D2" office:value-type="string">
            <text:p text:style-name="P21">Libro</text:p>
          </table:table-cell>
        </table:table-row>
      </table:table>
      <text:p text:style-name="P5"/>
      <text:p text:style-name="P6">(tabella <text:span text:style-name="T10">con le</text:span> relazioni)</text:p>
      <text:p text:style-name="P6"/>
      <text:p text:style-name="P13">Progettazione logica</text:p>
      <text:p text:style-name="P7"/>
      <text:p text:style-name="P9">In questa fase ho analizzato due ridondanze, la prima riguarda l’attributo Età ricavabile dall’attributo Data_Nascita entrambi dell’entità Cliente, la seconda riguarda l’attributo Prezzo_Totale dell’entità Ordine ricavabile dal conteggio dell’attributo Quantità della relazione Composizione. L’analisi parte dalla seguente tabella dei volumi:<text:line-break/><text:line-break/></text:p>
      <table:table table:name="Tabella2" table:style-name="Tabella2">
        <table:table-column table:style-name="Tabella2.A" table:number-columns-repeated="3"/>
        <table:table-row table:style-name="TableLine1589002133088">
          <table:table-cell table:style-name="Tabella2.A1" office:value-type="string">
            <text:p text:style-name="P25">Concetto</text:p>
          </table:table-cell>
          <table:table-cell table:style-name="Tabella2.A1" office:value-type="string">
            <text:p text:style-name="P25">Tipo</text:p>
          </table:table-cell>
          <table:table-cell table:style-name="Tabella2.C1" office:value-type="string">
            <text:p text:style-name="P25">Volume</text:p>
          </table:table-cell>
        </table:table-row>
        <table:table-row table:style-name="TableLine1589002123024">
          <table:table-cell table:style-name="Tabella2.A2" office:value-type="string">
            <text:p text:style-name="P24">Cliente</text:p>
          </table:table-cell>
          <table:table-cell table:style-name="Tabella2.A2" office:value-type="string">
            <text:p text:style-name="P24">E</text:p>
          </table:table-cell>
          <table:table-cell table:style-name="Tabella2.C2" office:value-type="string">
            <text:p text:style-name="P24">10000</text:p>
          </table:table-cell>
        </table:table-row>
        <table:table-row table:style-name="TableLine1589002126288">
          <table:table-cell table:style-name="Tabella2.A2" office:value-type="string">
            <text:p text:style-name="P24">Ordine</text:p>
          </table:table-cell>
          <table:table-cell table:style-name="Tabella2.A2" office:value-type="string">
            <text:p text:style-name="P24">E</text:p>
          </table:table-cell>
          <table:table-cell table:style-name="Tabella2.C2" office:value-type="string">
            <text:p text:style-name="P24">40000</text:p>
          </table:table-cell>
        </table:table-row>
        <table:table-row table:style-name="TableLine1589002131456">
          <table:table-cell table:style-name="Tabella2.A2" office:value-type="string">
            <text:p text:style-name="P24">Libro</text:p>
          </table:table-cell>
          <table:table-cell table:style-name="Tabella2.A2" office:value-type="string">
            <text:p text:style-name="P24">E</text:p>
          </table:table-cell>
          <table:table-cell table:style-name="Tabella2.C2" office:value-type="string">
            <text:p text:style-name="P24">30000</text:p>
          </table:table-cell>
        </table:table-row>
        <table:table-row table:style-name="TableLine1589002127104">
          <table:table-cell table:style-name="Tabella2.A2" office:value-type="string">
            <text:p text:style-name="P24">Casa Editrice</text:p>
          </table:table-cell>
          <table:table-cell table:style-name="Tabella2.A2" office:value-type="string">
            <text:p text:style-name="P24">E</text:p>
          </table:table-cell>
          <table:table-cell table:style-name="Tabella2.C2" office:value-type="string">
            <text:p text:style-name="P24">100</text:p>
          </table:table-cell>
        </table:table-row>
        <table:table-row table:style-name="TableLine1589002129824">
          <table:table-cell table:style-name="Tabella2.A2" office:value-type="string">
            <text:p text:style-name="P24">Autore</text:p>
          </table:table-cell>
          <table:table-cell table:style-name="Tabella2.A2" office:value-type="string">
            <text:p text:style-name="P24">E</text:p>
          </table:table-cell>
          <table:table-cell table:style-name="Tabella2.C2" office:value-type="string">
            <text:p text:style-name="P24">5000</text:p>
          </table:table-cell>
        </table:table-row>
        <text:soft-page-break/>
        <table:table-row table:style-name="TableLine1589002133904">
          <table:table-cell table:style-name="Tabella2.A2" office:value-type="string">
            <text:p text:style-name="P24">Ordinato</text:p>
          </table:table-cell>
          <table:table-cell table:style-name="Tabella2.A2" office:value-type="string">
            <text:p text:style-name="P24">R</text:p>
          </table:table-cell>
          <table:table-cell table:style-name="Tabella2.C2" office:value-type="string">
            <text:p text:style-name="P24">40000</text:p>
          </table:table-cell>
        </table:table-row>
        <table:table-row table:style-name="TableLine1589002123568">
          <table:table-cell table:style-name="Tabella2.A2" office:value-type="string">
            <text:p text:style-name="P24">Pubblicato</text:p>
          </table:table-cell>
          <table:table-cell table:style-name="Tabella2.A2" office:value-type="string">
            <text:p text:style-name="P24">R</text:p>
          </table:table-cell>
          <table:table-cell table:style-name="Tabella2.C2" office:value-type="string">
            <text:p text:style-name="P24">30000</text:p>
          </table:table-cell>
        </table:table-row>
        <table:table-row table:style-name="TableLine1589002132544">
          <table:table-cell table:style-name="Tabella2.A2" office:value-type="string">
            <text:p text:style-name="P24">Composizione</text:p>
          </table:table-cell>
          <table:table-cell table:style-name="Tabella2.A2" office:value-type="string">
            <text:p text:style-name="P23">R</text:p>
          </table:table-cell>
          <table:table-cell table:style-name="Tabella2.C2" office:value-type="string">
            <text:p text:style-name="P24">120000</text:p>
          </table:table-cell>
        </table:table-row>
        <table:table-row table:style-name="TableLine1589002125200">
          <table:table-cell table:style-name="Tabella2.A2" office:value-type="string">
            <text:p text:style-name="P24">Scritto</text:p>
          </table:table-cell>
          <table:table-cell table:style-name="Tabella2.A2" office:value-type="string">
            <text:p text:style-name="P24">R</text:p>
          </table:table-cell>
          <table:table-cell table:style-name="Tabella2.C2" office:value-type="string">
            <text:p text:style-name="P24">30000</text:p>
          </table:table-cell>
        </table:table-row>
      </table:table>
      <text:p text:style-name="P9"/>
      <text:p text:style-name="P10">Il numero di clienti, libri, autori <text:span text:style-name="T27">e casa editrice</text:span> è stato scelto in maniera sufficientemente grande da permettere di rappresentare una situazione <text:span text:style-name="T29">quanto più vicina possibile alla</text:span> real<text:span text:style-name="T29">tà</text:span>. Il <text:span text:style-name="T30">volume</text:span> di ordini deriva dal numero di clienti moltiplicato per 4 (<text:span text:style-name="T25">uno studente considerando la triennale farà in media 4 ordini nei tre anni</text:span>), <text:span text:style-name="T25">con lo stesso ragionamento il volume di </text:span><text:span text:style-name="T26">o</text:span><text:span text:style-name="T25">rdinato è pari a quello di </text:span><text:span text:style-name="T26">o</text:span><text:span text:style-name="T25">rdine. </text:span><text:span text:style-name="T28">Ogni ordine conterrà in media 3 libri, ogni libro è pubblicato da una sola casa editrice ed ogni autore scrive in media libri, in questo modo vengono giustificati i volumi di composizione, pubblicato e scritto.</text:span></text:p>
      <text:p text:style-name="P10"/>
      <text:p text:style-name="P15">Per quanto riguarda la ridondanza degli attributi in cliente ho deciso di togliere l’attributo Età dal momento in cui le operazioni di aggiunta e ricerca clienti (per età) ha lo stesso costo in termini di letture/scritture ma occupo meno spazio in caso di non ridondanza (4 byte * 10000 clienti = 40000 byte di spazio risparmiato).</text:p>
      <text:p text:style-name="P15">Per la seconda ridondanza sono andato a considerare letture/scritture su due operazioni differenti:</text:p>
      <text:p text:style-name="P15"/>
      <text:p text:style-name="P15">1) Stampare il prezzo totale di tutti gli ordini effettuati nella giornata (una volta al giorno)</text:p>
      <text:p text:style-name="P15">2) Memorizzazione di un ordine (dieci volte al giorno)</text:p>
      <text:p text:style-name="P15"/>
      <text:p text:style-name="P15">Nella prima operazione abbiamo che con la ridondanza dobbiamo effettuare una lettura in composizione per ottenere la data ed il codice ordine ed una lettura in ordine per ottenere il prezzo totale di quell’ordine, in media avrò 55 ordini al giorno (10000 clienti * 2 ordini medi all’anno / 365 = 55) e quindi saranno necessarie 55L + 55L = 110L. Nel caso di non ridondanza invece avremo una lettura in composizione per ottenere la quantità di un libro ordinato ed una lettura in libro per ottenere il suo prezzo, considerando una media di 3 libri per ordine abbiamo 3L + 3L = 6L per ogni ordine, considerando mediamente 55 ordini giornalieri ottengo 6L * 55 = 330<text:span text:style-name="T31">L</text:span>.</text:p>
      <text:p text:style-name="P16">Nella seconda operazione il costo è medesimo in entrambi i casi, una scrittura in ordine per la sua memorizzazione e 3 scritture in media in composizione per un totale di 4 scritture da fare 55 volte al giorno con risultato finale di 55 * 4S = 220S.</text:p>
      <text:p text:style-name="P16">Ho quindi deciso di mantenere la ridondanza a fronte di un occupazione di memoria maggiore pari a <text:s text:c="2"/>4 byte * 40000 ordini = 160000 byte.</text:p>
      <text:p text:style-name="P10"/>
      <text:p text:style-name="P14">Lo schema finale ottenuto è il seguente:</text:p>
      <text:p text:style-name="P7"/>
      <text:p text:style-name="P7">Cliente(<text:span text:style-name="T12">CodC,</text:span><text:span text:style-name="T19"> Nome, Cognome, Sesso, Data_Nascita</text:span>)</text:p>
      <text:p text:style-name="P7">Ordine(<text:span text:style-name="T13">CodO</text:span><text:span text:style-name="T20">, Pr</text:span><text:span text:style-name="T21">ez</text:span><text:span text:style-name="T20">z</text:span><text:span text:style-name="T21">o_</text:span><text:span text:style-name="T20">Tot</text:span><text:span text:style-name="T21">ale</text:span>)</text:p>
      <text:p text:style-name="P7">Ordinato(<text:span text:style-name="T13">CodC</text:span><text:span text:style-name="T20">, </text:span><text:span text:style-name="T13">CodO</text:span><text:span text:style-name="T20">, Data_</text:span><text:span text:style-name="T32">Ordine</text:span>)</text:p>
      <text:p text:style-name="P7">Libro(<text:span text:style-name="T14">CodL</text:span><text:span text:style-name="T21">, Nome, Disponibilità, Anno_Pubblicazione, Prezzo</text:span>)</text:p>
      <text:p text:style-name="P7">Composizione(<text:span text:style-name="T17">CodO</text:span><text:span text:style-name="T22">, </text:span><text:span text:style-name="T17">CodL</text:span><text:span text:style-name="T22">, Data_</text:span><text:span text:style-name="T32">Ordine</text:span><text:span text:style-name="T22">, Quantità</text:span>)</text:p>
      <text:p text:style-name="P7">Casa_Editrice(<text:span text:style-name="T16">CodE</text:span><text:span text:style-name="T18">d</text:span><text:span text:style-name="T23">, Nome</text:span>)</text:p>
      <text:p text:style-name="P7">Pubblicato(<text:span text:style-name="T15">CodE</text:span><text:span text:style-name="T18">d</text:span><text:span text:style-name="T24">, </text:span><text:span text:style-name="T15">CodL</text:span>)</text:p>
      <text:p text:style-name="P7">Autore(<text:span text:style-name="T15">CodA</text:span><text:span text:style-name="T24">, Nome, Cognome</text:span>)</text:p>
      <text:p text:style-name="P7">Scritto(<text:span text:style-name="T15">CodA</text:span><text:span text:style-name="T24">, </text:span><text:span text:style-name="T15">CodL</text:span>)</text:p>
      <text:p text:style-name="P7"/>
      <text:p text:style-name="P14">IMMAGINE SCHEMA 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3.2$Windows_X86_64 LibreOffice_project/47f78053abe362b9384784d31a6e56f8511eb1c1</meta:generator>
    <dc:date>2021-06-15T18:26:05.732000000</dc:date>
    <meta:editing-duration>P1DT13H29M50S</meta:editing-duration>
    <meta:editing-cycles>50</meta:editing-cycles>
    <meta:document-statistic meta:table-count="2" meta:image-count="0" meta:object-count="0" meta:page-count="2" meta:paragraph-count="86" meta:word-count="689" meta:character-count="4376" meta:non-whitespace-character-count="3768"/>
  </office:meta>
</office:document-meta>
</file>